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1E5000000B4AE93DF72DC85C346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enemo" svg:font-family="Denemo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Standard">
      <style:text-properties style:font-name="Times New Roman" style:font-name-asian="Times New Roman1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</style:style>
    <style:style style:name="P4" style:family="paragraph" style:parent-style-name="Standard">
      <style:paragraph-properties fo:margin-top="0in" fo:margin-bottom="0in" loext:contextual-spacing="false" fo:line-height="100%" fo:orphans="0" fo:widows="0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698in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  <style:text-properties style:font-name="Times New Roman" style:font-name-asian="Times New Roman1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style:font-name="Times New Roman" style:font-name-asian="Times New Roman1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  <style:text-properties style:font-name="Times New Roman" fo:font-weight="bold" style:font-name-asian="Times New Roman1" style:font-weight-asian="bold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orphans="0" fo:widows="0"/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100%" fo:orphans="0" fo:widows="0"/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 fo:orphans="0" fo:widows="0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2" style:family="paragraph" style:parent-style-name="Standard">
      <style:paragraph-properties fo:margin-left="0.25in" fo:margin-right="0in" fo:margin-top="0in" fo:margin-bottom="0in" loext:contextual-spacing="false" fo:line-height="100%" fo:orphans="0" fo:widows="0" fo:text-indent="-0.25in" style:auto-text-indent="false"/>
      <style:text-properties style:font-name="Times New Roman" style:font-name-asian="Times New Roman1" style:font-name-complex="Times New Roman1"/>
    </style:style>
    <style:style style:name="P13" style:family="paragraph" style:parent-style-name="Standard">
      <style:text-properties style:font-name="Times New Roman" style:font-name-asian="Times New Roman1" style:font-name-complex="Times New Roman1"/>
    </style:style>
    <style:style style:name="P14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fo:orphans="0" fo:widows="0" style:page-number="1"/>
      <style:text-properties style:font-name="Times New Roman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style:font-name="Times New Roman" style:font-name-asian="Times New Roman1" style:font-name-complex="Times New Roman1"/>
    </style:style>
    <style:style style:name="P17" style:family="paragraph" style:parent-style-name="Standard">
      <style:paragraph-properties fo:margin-top="0in" fo:margin-bottom="0in" loext:contextual-spacing="false" fo:line-height="100%" fo:orphans="0" fo:widows="0"/>
      <style:text-properties style:font-name="Times New Roman" style:font-name-asian="Times New Roman1" style:font-name-complex="Times New Roman1"/>
    </style:style>
    <style:style style:name="P18" style:family="paragraph" style:parent-style-name="Standard">
      <style:paragraph-properties fo:margin-top="0in" fo:margin-bottom="0in" loext:contextual-spacing="false" fo:line-height="100%" fo:orphans="0" fo:widows="0"/>
      <style:text-properties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orphans="0" fo:widows="0"/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.25in" fo:margin-right="0in" fo:margin-top="0in" fo:margin-bottom="0in" loext:contextual-spacing="false" fo:line-height="100%" fo:orphans="0" fo:widows="0" fo:text-indent="-0.25in" style:auto-text-indent="false"/>
      <style:text-properties style:font-name="Times New Roman" style:font-name-asian="Times New Roman1" style:font-name-complex="Times New Roman1"/>
    </style:style>
    <style:style style:name="T1" style:family="text">
      <style:text-properties style:font-name="Times New Roman" fo:font-weight="bold" style:font-name-asian="Times New Roman1" style:font-weight-asian="bold" style:font-name-complex="Times New Roman1"/>
    </style:style>
    <style:style style:name="T2" style:family="text">
      <style:text-properties style:font-name="Times New Roman" style:font-name-asian="Times New Roman1" style:font-name-complex="Times New Roman1"/>
    </style:style>
    <style:style style:name="fr1" style:family="graphic" style:parent-style-name="CVLLogo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_gjdgxs"/>CURRICULUM VITAE</text:p>
      <text:p text:style-name="P5"/>
      <text:p text:style-name="P15">PERSONAL DETAILS</text:p>
      <text:p text:style-name="P6"/>
      <text:p text:style-name="P3"><text:span text:style-name="T1"><text:s text:c="54"/>Name</text:span><text:span text:style-name="T2"><text:tab/> <text:s text:c="12"/>Shane Lee Smith</text:span></text:p>
      <text:p text:style-name="P3"><text:span text:style-name="T1"><text:s text:c="54"/>D.O.B</text:span><text:span text:style-name="T2"><text:tab/><text:tab/>10/06/1991</text:span></text:p>
      <text:p text:style-name="P3"><text:span text:style-name="T1"><text:s text:c="53"/>Telephone <text:tab/></text:span><text:span text:style-name="T2">07961449555</text:span><text:span text:style-name="T1"><text:tab/><text:tab/><text:tab/><text:tab/><text:tab/><text:tab/><text:tab/> <text:s text:c="13"/><text:tab/>Address</text:span><text:span text:style-name="T2"> <text:s text:c="11"/>42 Chester Place</text:span></text:p>
      <text:p text:style-name="P6"><text:s text:c="5"/>Peterlee</text:p>
      <text:p text:style-name="P6"><text:s text:c="11"/>Co Durham</text:p>
      <text:p text:style-name="P6"><text:s text:c="6"/>SR8 2EJ</text:p>
      <text:p text:style-name="P5"><text:tab/></text:p>
      <text:p text:style-name="P18">PROFILE</text:p>
      <text:p text:style-name="P5"/>
      <text:p text:style-name="P5">I am enthusiastic, highly motivated and hard working. I am reliable, well organised and have very good communication skills. I have gained a lot of experience and demonstrated these skills by doing my course at the plumbing and gas training centre, and working on site alongside trained pipe fitters, plumbers, and welders. I <text:s text:c="2"/>have also been trained to operate the shot blast, loading and unloading of steel, using overhead cranes with in caterpillar.</text:p>
      <text:p text:style-name="P7"/>
      <text:p text:style-name="P18">EDUCATION <text:s text:c="77"/></text:p>
      <text:p text:style-name="P8"/>
      <text:p text:style-name="P4"><text:span text:style-name="T1">School Attended</text:span><text:span text:style-name="T2"><text:tab/>Shotton Hall Comprehensive <text:s text:c="7"/></text:span></text:p>
      <text:p text:style-name="P5"/>
      <text:p text:style-name="P3"><text:span text:style-name="T1">Qualifications</text:span><text:span text:style-name="T2"><text:tab/><text:tab/>Mathematics <text:tab/><text:tab/>C <text:s text:c="13"/></text:span></text:p>
      <text:p text:style-name="P5"><text:s text:c="39"/>English <text:tab/><text:tab/><text:tab/>C</text:p>
      <text:p text:style-name="P5"><text:s text:c="39"/>History<text:tab/><text:tab/><text:tab/>C</text:p>
      <text:p text:style-name="P5"><text:s text:c="39"/>Art <text:tab/><text:tab/><text:tab/>C <text:s text:c="11"/></text:p>
      <text:p text:style-name="P5">.<text:tab/><text:tab/><text:tab/>Woodwork <text:tab/><text:tab/>B <text:s text:c="12"/></text:p>
      <text:p text:style-name="P5"><text:tab/><text:tab/><text:tab/>Metal Work <text:tab/><text:tab/>A</text:p>
      <text:p text:style-name="P8"/>
      <text:p text:style-name="P18">EMPLOYMENT</text:p>
      <text:p text:style-name="P5"/>
      <text:p text:style-name="P3"><text:span text:style-name="T1">College course:</text:span><text:span text:style-name="T2"> <text:tab/> <text:s text:c="20"/>Plumbing Skills</text:span></text:p>
      <text:p text:style-name="P5"><text:tab/><text:tab/><text:tab/><text:tab/> <text:s text:c="7"/>Plumbing and Gas Training Centre</text:p>
      <text:p text:style-name="P5"><text:tab/><text:tab/><text:tab/><text:tab/> <text:s text:c="7"/>Pallion, Sunderland.</text:p>
      <text:p text:style-name="P5"/>
      <text:p text:style-name="P3"><text:span text:style-name="T1">Merit Process Engineering Ltd</text:span><text:span text:style-name="T2">: <text:s text:c="5"/>Mar 08 - June 08 <text:s/><text:tab/>working with pipe fitters, welders has there apprentice cutting and prepping and bending pipe.</text:span></text:p>
      <text:p text:style-name="P5"/>
      <text:p text:style-name="P3"><text:span text:style-name="T1">Eden Farm Foods:</text:span><text:span text:style-name="T2"><text:tab/><text:tab/> <text:s text:c="7"/>July 08 - Jan 09 <text:s text:c="5"/>working as a Warehouse Operator responsible for loading and unloading frozen products lorry /freezer. </text:span></text:p>
      <text:p text:style-name="P5"/>
      <text:p text:style-name="P3"><text:span text:style-name="T1">Metro Mail:</text:span><text:span text:style-name="T2"><text:tab/><text:tab/><text:tab/> <text:s text:c="7"/>Jan 10 - Mar 10<text:tab/>working as a Sorter of mail and getting it to its destination within the factory</text:span></text:p>
      <text:p text:style-name="P5"/>
      <text:p text:style-name="P3"><text:span text:style-name="T1">Blacks (JJB):</text:span><text:span text:style-name="T2"><text:tab/><text:tab/><text:tab/> <text:s text:c="7"/>Sept 10 - Jan 11 <text:s text:c="4"/>working in a warehouse responsible for electronically finding products and loading on to lorry’s</text:span></text:p>
      <text:p text:style-name="P5"/>
      <text:p text:style-name="P3"><text:span text:style-name="T1">Caterpillar:</text:span><text:span text:style-name="T2"><text:tab/><text:tab/><text:tab/> <text:s text:c="7"/>Nov 11 – Oct 13 <text:s text:c="3"/>working in first Operation responsible </text:span><text:soft-page-break/><text:span text:style-name="T2">for operating overhead crane and putting steel threw shot blast, then removing and stack safely despatch to lines.<text:tab/><text:tab/><text:tab/><text:tab/><text:tab/> <text:s text:c="6"/></text:span></text:p>
      <text:p text:style-name="P3"><text:span text:style-name="T1">East Coast Property Services: <text:s/></text:span><text:span text:style-name="T2"><text:s text:c="7"/>Oct 13 – Feb 15<text:tab/>Working as a General Labourer. Duties and responsibilities working <text:s/>with tradesman removing kitchen/bathrooms fittings then replacing with new.</text:span></text:p>
      <text:p text:style-name="P5"/>
      <text:p text:style-name="P9">Feb 15 - present</text:p>
      <text:p text:style-name="P9"/>
      <text:p text:style-name="P5">Unemployed due to breaking my ankle.</text:p>
      <text:p text:style-name="P9"/>
      <text:p text:style-name="P9"/>
      <text:p text:style-name="P5"><text:tab/><text:tab/></text:p>
      <text:p text:style-name="P9">SKILLS/ ACHIEVEMENT</text:p>
      <text:p text:style-name="P5"/>
      <text:p text:style-name="P5"><text:s/>Level 1 and 2 Key Skills Certs</text:p>
      <text:p text:style-name="P12"><text:s/>City and Guilds Level 1 and 2 Plumbing</text:p>
      <text:p text:style-name="P12"><text:s/>City and Guilds Woodwork</text:p>
      <text:p text:style-name="P5"><text:s/>Health and Safety Cert</text:p>
      <text:p text:style-name="P5"><text:s/>First Aid </text:p>
      <text:p text:style-name="P5"><text:s/>National boxing semi finalist</text:p>
      <text:p text:style-name="P5">Qualified fork lift truck driver (counter balance)</text:p>
      <text:p text:style-name="P5">CSCS passport</text:p>
      <text:p text:style-name="P10"/>
      <text:p text:style-name="P9">INTERESTS</text:p>
      <text:p text:style-name="P5"/>
      <text:p text:style-name="P12"/>
      <text:p text:style-name="P12">Football<text:tab/></text:p>
      <text:p text:style-name="P12">Weight Training</text:p>
      <text:p text:style-name="P12">Socialising with friends</text:p>
      <text:p text:style-name="P12">Fishing</text:p>
      <text:p text:style-name="P11"/>
      <text:p text:style-name="P9">REFERENCES</text:p>
      <text:p text:style-name="P11"/>
      <text:p text:style-name="P5">K. Eadsforth,<text:tab/> Merit <text:tab/><text:tab/> <text:s text:c="10"/>07824661776</text:p>
      <text:p text:style-name="P2"/>
      <text:p text:style-name="P2">Jeff Nutter,<text:tab/> Plumbing skills<text:tab/> <text:s text:c="10"/>0191 5651255</text:p>
      <text:p text:style-name="P2">Adrian Lovack <text:s text:c="4"/>East Coast Services 07764222903</text:p>
      <text:p text:style-name="P2">Alan Ruddell Section manager <text:s text:c="7"/>Caterpillar <text:s text:c="15"/>0I642625606</text:p>
      <text:p text:style-name="P2">John Devine <text:s text:c="2"/>Section manager <text:s text:c="6"/>Caterpillar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enemo" svg:font-family="Denemo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nemo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GB" style:letter-kerning="false" style:font-name-asian="DejaVu Sans" style:font-size-asian="10.5pt" style:language-asian="zh" style:country-asian="CN" style:font-name-complex="Denem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CVLLogoGraphics" style:family="graphic" style:parent-style-name="Graphics">
      <style:graphic-properties text:anchor-type="paragraph" svg:x="0in" style:wrap="none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fr1" style:family="graphic" style:parent-style-name="CVLLogo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width="1.6165in" svg:height="0.6in" draw:z-index="0"><draw:image xlink:href="Pictures/10000000000001E5000000B4AE93DF72DC85C346.png" xlink:type="simple" xlink:show="embed" xlink:actuate="onLoad" loext:mime-type="image/png"/></draw:frame></text:p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2.2$Linux_X86_64 LibreOffice_project/038556d6447f40588f422f7c60935eca7afd6629</meta:generator>
    <dc:date>2020-07-27T18:14:50.235382020</dc:date>
    <meta:editing-duration>P0D</meta:editing-duration>
    <meta:editing-cycles>1</meta:editing-cycles>
    <meta:document-statistic meta:table-count="0" meta:image-count="1" meta:object-count="0" meta:page-count="2" meta:paragraph-count="52" meta:word-count="356" meta:character-count="2954" meta:non-whitespace-character-count="1955"/>
  </office:meta>
</office:document-meta>
</file>